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d64b020b-c8fc-448f-ae8b-0c33ae834802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effc1078-a5a3-45df-bdb9-057daca9082e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c1149b1-3692-42e4-9455-b12f863ffc35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b632ec24-30dd-4c0c-ae54-7b2997f863f9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32eeeb4-b193-443e-92d1-7a7d4cc217ea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8dd14552-f563-4ac3-bc9a-234873bd0b76">
              <text:p text:style-name="P6"><text:span text:style-name="T17">EDV: </text:span>Word, Excel, Photoshop, Linux, Outlook</text:p>
            </text:section>
            <text:section text:style-name="Sect2" text:name="c4c43801-ea6e-4a31-8a13-4d2c52f9900a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